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4" style:family="paragraph">
      <loext:graphic-properties draw:fill="solid" draw:fill-color="#2a6099"/>
      <style:paragraph-properties fo:text-align="center"/>
      <style:text-properties fo:font-size="12pt"/>
    </style:style>
    <style:style style:name="P5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ffff00"/>
      <style:paragraph-properties fo:text-align="center"/>
      <style:text-properties fo:font-size="12pt"/>
    </style:style>
    <style:style style:name="P7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8" style:family="paragraph">
      <loext:graphic-properties draw:fill="solid" draw:fill-color="#ff0000" draw:opacity="100%"/>
      <style:paragraph-properties fo:text-align="center"/>
      <style:text-properties fo:font-size="12pt"/>
    </style:style>
    <style:style style:name="P9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10" style:family="paragraph">
      <loext:graphic-properties draw:fill-color="#99ff66" draw:opacity="25%"/>
      <style:paragraph-properties fo:text-align="center"/>
      <style:text-properties fo:font-size="12pt"/>
    </style:style>
    <style:style style:name="P11" style:family="paragraph">
      <loext:graphic-properties draw:fill-color="#ff6600" draw:opacity="25%"/>
      <style:paragraph-properties fo:text-align="center"/>
      <style:text-properties fo:font-size="12pt"/>
    </style:style>
    <style:style style:name="P12" style:family="paragraph">
      <loext:graphic-properties draw:fill-color="#801900" draw:opacity="25%"/>
      <style:paragraph-properties fo:text-align="center"/>
      <style:text-properties fo:font-size="12pt"/>
    </style:style>
    <style:style style:name="P13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P14" style:family="paragraph">
      <loext:graphic-properties draw:fill="solid" draw:fill-color="#99ff66" draw:opacity="25%"/>
      <style:paragraph-properties fo:text-align="center"/>
      <style:text-properties fo:font-size="12pt"/>
    </style:style>
    <style:style style:name="gr1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2a6099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ff0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ffff00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00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80008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8019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solid"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6" draw:name="Shape 73" draw:style-name="gr9" draw:text-style-name="P10" svg:width="0.1343in" svg:height="0.1343in" svg:x="5.4335in" svg:y="0.4201in"><text:p/><draw:enhanced-geometry svg:viewBox="0 0 21600 21600" draw:type="rectangle" draw:enhanced-path="M 0 0 L 21600 0 21600 21600 0 21600 0 0 Z N"/></draw:custom-shape><draw:custom-shape text:anchor-type="paragraph" draw:z-index="8" draw:name="Shape 3" draw:style-name="gr10" draw:text-style-name="P11" svg:width="0.1335in" svg:height="0.1335in" svg:x="2.4402in" svg:y="0.409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" draw:name="Shape 10" draw:style-name="gr5" draw:text-style-name="P7" svg:width="0.1335in" svg:height="0.1335in" svg:x="0.4201in" svg:y="0.4201in"><text:p/><draw:enhanced-geometry svg:viewBox="0 0 21600 21600" draw:type="rectangle" draw:enhanced-path="M 0 0 L 21600 0 21600 21600 0 21600 0 0 Z N"/></draw:custom-shape><draw:custom-shape text:anchor-type="paragraph" draw:z-index="18" draw:name="Shape 12" draw:style-name="gr3" draw:text-style-name="P5" svg:width="0.1358in" svg:height="0.1358in" svg:x="3.4256in" svg:y="0.4154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21" draw:name="Shape 15" draw:style-name="gr2" draw:text-style-name="P4" svg:width="0.1335in" svg:height="0.1335in" svg:x="0.3835in" svg:y="0.160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0" draw:name="Shape 2" draw:style-name="gr8" draw:text-style-name="P9" svg:width="0.1335in" svg:height="0.1335in" svg:x="0.426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2" draw:name="Shape 69" draw:style-name="gr14" draw:text-style-name="P13" svg:width="0.1335in" svg:height="0.1335in" svg:x="0.422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3" draw:name="Shape 7" draw:style-name="gr5" draw:text-style-name="P7" svg:width="0.1335in" svg:height="0.1335in" svg:x="0.4398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7" draw:name="Shape 11" draw:style-name="gr4" draw:text-style-name="P6" svg:width="0.1343in" svg:height="0.1343in" svg:x="0.3902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15" draw:text-style-name="P14" svg:width="0.1335in" svg:height="0.1335in" svg:x="0.4181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16" draw:style-name="gr1" draw:text-style-name="P3" svg:width="0.1335in" svg:height="0.1335in" svg:x="0.4146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2" draw:name="Shape 6" draw:style-name="gr7" draw:text-style-name="P9" svg:width="0.1358in" svg:height="0.1358in" svg:x="0.4063in" svg:y="0.166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5" draw:name="Shape 72" draw:style-name="gr12" draw:text-style-name="P12" svg:width="0.1343in" svg:height="0.1343in" svg:x="0.3909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8" draw:style-name="gr6" draw:text-style-name="P8" svg:width="0.1335in" svg:height="0.1335in" svg:x="0.416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10" draw:text-style-name="P11" svg:width="0.1335in" svg:height="0.1335in" svg:x="0.426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0" draw:name="Shape 14" draw:style-name="gr3" draw:text-style-name="P5" svg:width="0.1358in" svg:height="0.1358in" svg:x="0.4535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4" draw:name="Shape 71" draw:style-name="gr13" draw:text-style-name="P10" svg:width="0.1358in" svg:height="0.1358in" svg:x="0.3854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3" draw:name="Shape 17" draw:style-name="gr1" draw:text-style-name="P3" svg:width="0.1335in" svg:height="0.1335in" svg:x="0.4075in" svg:y="0.154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5" draw:style-name="gr8" draw:text-style-name="P9" svg:width="0.1335in" svg:height="0.1335in" svg:x="0.4272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7" draw:name="Shape 1" draw:style-name="gr11" draw:text-style-name="P12" svg:width="0.135in" svg:height="0.135in" svg:x="0.4563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5" draw:name="Shape 9" draw:style-name="gr5" draw:text-style-name="P7" svg:width="0.1335in" svg:height="0.1335in" svg:x="0.3819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10" draw:text-style-name="P11" svg:width="0.1335in" svg:height="0.1335in" svg:x="0.4055in" svg:y="0.1598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9" draw:name="Shape 13" draw:style-name="gr3" draw:text-style-name="P5" svg:width="0.1358in" svg:height="0.1358in" svg:x="0.4307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4" draw:style-name="gr9" draw:text-style-name="P10" svg:width="0.1343in" svg:height="0.1343in" svg:x="0.46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3T19:26:22.422761613</dc:date>
    <meta:editing-duration>PT1H42M27S</meta:editing-duration>
    <meta:editing-cycles>16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